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6.008cm"/>
        </style:tab-stops>
      </style:paragraph-properties>
    </style:style>
    <style:style style:name="P4" style:family="paragraph" style:parent-style-name="Normal">
      <style:paragraph-properties fo:break-before="page">
        <style:tab-stops>
          <style:tab-stop style:position="7.945cm"/>
        </style:tab-stops>
      </style:paragraph-properties>
    </style:style>
    <style:style style:name="P5" style:family="paragraph" style:parent-style-name="Heading_20_1" style:master-page-name="MP0">
      <style:paragraph-properties style:page-number="auto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90053"/>
    </style:style>
    <style:style style:name="P7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language-asian="en" style:country-asian="US" style:language-complex="en" style:country-complex="US"/>
    </style:style>
    <style:style style:name="T8" style:family="text">
      <style:text-properties officeooo:rsid="001900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Default_20_Paragraph_20_Font"><text:span text:style-name="T8">G</text:span></text:span><text:bookmark-start text:name="bookmark0"/><text:span text:style-name="Default_20_Paragraph_20_Font">ALENI DE VSV RESPIRATIONIS<text:line-break/>LIBER.</text:span><text:bookmark-end text:name="bookmark0"/></text:h>
      <text:h text:style-name="Heading_20_2" text:outline-level="2">Cap. I.</text:h>
      <text:p text:style-name="P6"><text:s/>Quisnam est usus respirationis ? quod.<text:line-break/>enim non <text:span text:style-name="Default_20_Paragraph_20_Font"><text:span text:style-name="T2">vulgaris</text:span></text:span> ea sit, hinc apparet, quod ne mo-<text:line-break/>mentum quidem temporis ea deperdita sufficere possimus;<text:line-break/>ex quo manifestum est, ad nullam particularem acsionem,<text:line-break/>sed ad ipfam vitam eam pertinere. Quemadmodum<text:line-break/>enim, si iis, quae ad ambulandi munus comparata funt,<text:line-break/>privati fuerimus, ambulandi damnum percipimus, et si<text:line-break/>iis, quae ad videndum utilia funt, privati fuerimus, non<text:line-break/>videmus, ita etiam, si lis, quae ad vitam necessaria funt,</text:p>
      <text:p text:style-name="P2">privemur L morimur. Quod est igitur illud tam ingens. a<text:line-break/>respiratione nobis commodum? Num animae ipsius ge<text:span text:style-name="Default_20_Paragraph_20_Font"><text:span text:style-name="T2">y<text:line-break/></text:span></text:span>neratio est, V ut Asclepiades ait? An generasse quidem<text:line-break/>non est, verum corroboratio quaedam, ut Nicarchi Pra-<text:line-break/>xagoras? An innati caloris refrigeratio quaedam, uTPhi-<text:line-break/>listion et Dio des dicebant? An et nutritio .et refulge-<text:line-break/>ratio, ut Hippocrates? Aut horum .quidem nihil est, ve<text:span text:style-name="Default_20_Paragraph_20_Font"><text:span text:style-name="T2">r<text:line-break/></text:span></text:span>rum arteriarum expletionis gratia respiramus, velut ser a-<text:line-break/>sistratus putat? Tot enim ferme extiterunt sectae de usu<text:line-break/>respirationis, etiamsi aliquae ex relatis non videantur<text:line-break/>differre, velut eorum, qui dicunt, innatum calorem cor-<text:line-break/>roborari a respiratione, et qui dicunt, eundem ventilari:<text:line-break/>nihil enim diversum dicunt hi ab IiS, qui reliigerari tra-<text:line-break/>dunI. Atqui dictionem non adeo, sed sententiam spe-<text:line-break/>ctare oportet, quae Pane in omnibus una existit;, relisa<text:line-break/>gerationem enim ipsum non propter <text:span text:style-name="Default_20_Paragraph_20_Font"><text:span text:style-name="T2">s</text:span></text:span>e ipsam, veluti ne-<text:line-break/>qu^ ventilationem aut corroborationem, commodas per-<text:line-break/>hibent, sed quod insitum calorem conservant. Atque si</text:p>
      <text:p text:style-name="P2">hoc tres bae opiniones habeant commune, nempe insiti<text:line-break/>caloris conservationem, difficilis plane de omnibus ipsis<text:line-break/>tractatio oboritur, et quae aegre di<text:span text:style-name="Default_20_Paragraph_20_Font"><text:span text:style-name="T2">s</text:span></text:span>cemi possit, propterea<text:line-break/>quod animae substantiam ignoramus. Si quidem igitur<text:line-break/>actio animae est vita, atque ipsa a respiratione magno-<text:line-break/>pere juvari videtur, quamdiu utilitatis modum ignorare<text:line-break/>nos verisimile est? Quousque <text:span text:style-name="Default_20_Paragraph_20_Font"><text:span text:style-name="T2">s</text:span></text:span>ane animae substantiam<text:line-break/>ignoraverimus, ut ego plane opinor. Attamen audendum<text:line-break/>est et veritas investiganda ; quam etiamsi non assequa-<text:line-break/>mur, omnino tamen propius, quam nunc sumus, ad eam<text:line-break/>perveniemus. . Et primum utique omnibus <text:span text:style-name="Default_20_Paragraph_20_Font"><text:span text:style-name="T2">s</text:span></text:span>upra relatis<text:line-break/>sententiis in duo capita coactis, utrum tandem ipsorum<text:line-break/>verius sit, invenire conabimur; videntur enim aliae qui-<text:line-break/>dem ex eis ad aeris, qui inspiratur, substantiam respi-<text:line-break/>cere, aliae vero ad qualitatem. Qui igitur animam ge-<text:line-break/>nerarr dicunt, et nutriri, et arterias expleri, substantiam<text:line-break/>siolum causantur^ qui vero ventilari, et roborari, ac.re-<text:line-break/>frigerari, qualitatem. luxta quam rationem etiam, qui</text:p>
      <text:p text:style-name="P2">cibum ut dulcem, aut austerum, aut calidum, aut fuigi-<text:line-break/>dum exhibet, qualitatem <text:span text:style-name="Default_20_Paragraph_20_Font"><text:span text:style-name="T2">s</text:span></text:span>olam refpicit, qui vero ut nu-<text:line-break/>trientem, is substantiae respectu eum offert. Hoc igitur<text:line-break/>primum determinabimus , utrum substantia aeris , qui per<text:line-break/>inspirationem advenit, indigeamus, an qualitate, an<text:line-break/>utrisque.</text:p>
      <text:h text:style-name="Heading_20_2" text:outline-level="2">Cap. H. </text:h>
      <text:p text:style-name="P6">Quandoquidem igitur, postquam inspirato<text:line-break/>aere substantia ejus abundamus, nihilo minus suffocamur,<text:line-break/>quam si nihil omnino suspirassent us, apparere videtur,<text:line-break/>substantia ejus nobis non opus esse. Verum ad hoc Era-<text:line-break/>lustratus inquit, quod neque cor ipfum aerem ex pulmone<text:line-break/>trahere potest, si respiratio cohibeatur; in hujusmodi<text:line-break/>enim constitutionibus aequalem organorum respirationis<text:line-break/>molem fecundum dimensionem servari. Si igitur aliquam<text:line-break/>aeris partem attraheret cor, vacuus relinqueretur attra-<text:line-break/>cti locus, id quod impossibile existit; ne itaque impossi-<text:line-break/>hile stat, neque ab initio inquit eum tranfumi; oportet<text:line-break/>enim, si aliquid tranfumendum est, non Polum esse quod</text:p>
      <text:p text:style-name="P1">trahat, fed et quod tribuat; non tribuit autem thorax<text:line-break/>aequalem dimensionis molem servans; neque igitur cor<text:line-break/>ip<text:span text:style-name="Default_20_Paragraph_20_Font"><text:span text:style-name="T2">i</text:span></text:span>um transumere potest, sed conatur quidem, ut antea,<text:line-break/>perficit autem nihil, atque inde consequitur suffocatio,<text:line-break/><text:span text:style-name="Default_20_Paragraph_20_Font"><text:span text:style-name="T1">Q </text:span></text:span>uandoquidem igitur, ut ex aere quid attrahat cor, tho-<text:line-break/>racem id permittere necesse est, permittit autem, quum<text:line-break/>dimensionem transmutat, transmutat autem suspirantibus,<text:line-break/>t nobis aut expirantibus^ tunc <text:span text:style-name="Default_20_Paragraph_20_Font"><text:span text:style-name="T2">P</text:span></text:span>ane cor tranfumet. At-</text:p>
      <text:p text:style-name="Normal">que haec quidem Erasistratus. Caeterum, qui ei contra-<text:line-break/>dicunt, primum. quidem, quod neque demonstraverit ali-<text:line-break/>.cubi, quod vacuum omnino non sit in corporibus disper-<text:line-break/>sum, fed quod non sit acervatim dispersum, commemo-<text:line-break/>rant. Postea vero, etiamsi hoc concedatur, quod neque<text:line-break/>in mundo usquam vacuum sit admixtum, attamen non<text:line-break/>impossibile esse ajunt, eandem substantiam fusam et pe<text:span text:style-name="Default_20_Paragraph_20_Font"><text:span text:style-name="T2">r<text:line-break/></text:span></text:span>intus tensam majorem, quam antea, locum occupare.<text:line-break/>Et tertium, quod com evidentibus f<text:span text:style-name="Default_20_Paragraph_20_Font"><text:span text:style-name="T2">o</text:span></text:span>rmo ipsius pugnet:<text:line-break/>videmus etenim, cor In respirationis cohibitione aereus<text:line-break/><text:span text:style-name="Default_20_Paragraph_20_Font"><text:span text:style-name="T1">ex </text:span></text:span>pulmone attrahere, id quod ad. cordis dissensionem</text:p>
      <text:p text:style-name="P2">consequitur; neque enim possibile est ex ErasistratI fen-<text:line-break/>tentia distendi et nihil attrahere se vacuus namque sta<text:line-break/>fieret locus; si vero non distenditur, manifestam est, quod<text:line-break/>neque movetur: atqui apparet ipsum moveri, contrarium<text:line-break/>itaque primi consequitur, nimirum cor in respirationis<text:line-break/>cohibitione aerem attrahere. Ad haec vero Erasistrati<text:line-break/>sectatores rursus tum de fusione simulqne contractione<text:line-break/>contendunt, omnino contraria statuere conantes, tum de<text:line-break/>vacui complexu, tum quod cor a pulmone quidem tum<text:line-break/>nihil trahat, verum a magna arteria, cui prius Tpfum<text:line-break/>suppeditabat: quidam vero neque distendi neque con-<text:line-break/>trahi cor dicunt, fed veluti concuti. Porro, quae ab<text:line-break/>Asclepiadis sectatoribus dicta funt, vssa Tunt mihi [merito<text:line-break/>relinquenda esse, utpote manifeste absurda et justas .re<text:span text:style-name="Default_20_Paragraph_20_Font"><text:span text:style-name="T2">e<text:line-break/></text:span></text:span>prehensiones ab ipso Asclepiade adepta. Duplex igitur<text:line-break/>necessario adversum illos sit contradictio, ut contra eos<text:line-break/>quidem, qui ab arteria aerem attrahi asserunt, membra-<text:line-break/>nas agnatus id impedire (quemadmodum ipse Erasistratus</text:p>
      <text:p text:style-name="P2">inquit) dicamus ; contra eos vero , qui concuti solum cor<text:line-break/>perhibent, praeter id, quod evidentius est, loqui indi-<text:line-break/>cemus; apparet enim,, , quod partim distendatur, ac par-<text:line-break/>tim contrahatur <text:span text:style-name="Default_20_Paragraph_20_Font"><text:span text:style-name="T2">t</text:span></text:span>.. pariter autem utrisque; dicamus, om-<text:line-break/>nium arteriarum motum. aequaliter fieri. tum circa re-<text:line-break/>spirationem, tum juxta ejusdem cohibitionem. Quaestio<text:line-break/>igitur de fusione <text:span text:style-name="Default_20_Paragraph_20_Font"><text:span text:style-name="T2">s</text:span></text:span>ubstantiae in infinitam sermonis lon-<text:line-break/>gitudinem apud utrosque evagatur. f. Ad hoc vero, quod<text:line-break/>a o magna arteria cor aerem trahere non <text:span text:style-name="Default_20_Paragraph_20_Font"><text:span text:style-name="T2">r</text:span></text:span> potest propter<text:line-break/>agnatus membranas, respondentes inquiunt, Erasistratum<text:line-break/>de naturali ad ministratione haec dixisse, non de violenta<text:line-break/>atque ea, quae fit praeter naturam. Quum enim necessa-<text:line-break/>rium sit cor distensum attrahere , tunc ex pulmone qui-<text:line-break/>dem id facere, quum habeat, quod inde trahat; minime<text:line-break/>vero a magna arteria. accipere, quum membranae id fieri<text:line-break/>prohibeant: quum vero destitui tar pulmone nihil suppe-<text:line-break/>ditante, tunc sane ex magna arteria ipsum revellere,<text:line-break/>membranis violenter praebere coactis. Caeterum de mo-<text:line-break/>tu arteriarum, quod tum circa respirationem, tum juxta<text:line-break/>ejusdem cohibitionem similiter fiat, nihil miri esse ajunt</text:p>
      <text:p text:style-name="P2">Erasistrati sectatores; in tantum enim eum solummodo<text:line-break/>discrepare a naturali dispensatione, quod non a pulmone,<text:line-break/>fed a magna arteria cor spiritum trahens eundem rur-<text:line-break/>SUS ad iliam remittit ; atque ob hoc ipsum animal suffio-<text:line-break/>cari inquiunt; quod pulmonis influxu sit privatum. At-<text:line-break/>que haec sunt, quae ab utrisque contradicuntur. His<text:line-break/>accedit amplius, quod nondum est relatum, jam vero<text:line-break/>privatim et seorsum ab aliis dicetur, quod mihi valde<text:line-break/>efficax, utpote evidentissimum existens, videtur, quid sit<text:line-break/>tandem, quod circa respirationis^ cohibitionem prohibeat<text:line-break/>cor. aerem ex pulmone trahere , contrahi vero thoracem^<text:line-break/>hoc ipsum pati a natura aptum. Si enim instrumentum<text:line-break/>esset, quod neque distendi, neque considere posset, for-<text:line-break/>tassis sensum aliquem haberet, quod ab Erasistrato dici-<text:line-break/>tur;. quando vero juxta iliius ipsius traditionem contrahi<text:line-break/>potest, quid prohibet etiam nunc in tantum confidere<text:line-break/>ipsum, in quantum a corde evacuatur? Praeter alia scinus</text:p>
      <text:p text:style-name="P2">et per musculos pro animantis voluntate moveri thoracem<text:line-break/>Erasistratus ait. Et in hoc nihil difficultatis est, si ipse<text:line-break/>thorax undequaque a musculis comprimatur, simulque<text:line-break/>etiam evacuatio, quae superne fit, cohibeatur: id quod<text:line-break/>in spiritus detentionibus et egestionibus contingit, unde-<text:line-break/>quaque enim ejusmodi actionibus thoracem premimus et<text:line-break/>contrahimus, superiorem asperae arteriae meatum vi<text:line-break/>claudentes, ut ne quid per ipsam evacuetur. Quod si<text:line-break/>non solum non premamus, sed et ipfum meatum ap erra-<text:line-break/>mus, plurimus aer cum quodam strepitu foras fertur, at- .<text:line-break/>que appellatur hujusmodi rea effatus quidam ab expira-<text:line-break/>tione, quae citra strepitum fit, copia et velocitate motus<text:line-break/>tantummodo differens; etenim ut inspiratus aer acerva-<text:line-break/>tim rursus respiraretur, multa undequaque tonsione tho-<text:line-break/>raci opus .fuit. At vero tensio ipsa tribus actibus .com-<text:line-break/>munis existit; apertio vero superni meatus, propria L est<text:line-break/>ipsi [efflatur. ltaque . nihil difficultatis esa, etiam. quum re-<text:line-break/>spirationem cohibemus, undequaque premere thoracem,<text:line-break/>ac fup ornum claudere -meatum lusi ita telum nedum . non</text:p>
      <text:p text:style-name="P2">obsistere, imo operationem trahentis cordis coadiuvare<text:line-break/>poterit. Et aperte coarguitur falsum esse, quod Erasistra-<text:line-break/>tus dixit, quod impossibile sit cor ex pulmone aerem<text:line-break/>transumere circa respirationis cohibitionem. Licet enim<text:line-break/>unicuique experimentum a fe ipfo accipere ita, ut fex-<text:line-break/>centies inspirationem faciat , plurimumque undequaque<text:line-break/>thoracem premat, et nihil rurfus expiret; apparebit enim<text:line-break/>nihilominus in ipfo cor quidem pulsare, suffocari autem<text:line-break/>hominem, atque ideo magis ac citius, quo plus inspira^<text:line-break/>vit; quod ip<text:span text:style-name="Default_20_Paragraph_20_Font"><text:span text:style-name="T2">i</text:span></text:span>um etiam mediocriter indicat, non substantia,<text:line-break/>sed qualitate spiritus cor opus habere. .. Si namque cor<text:line-break/>substantia opus haberet, .magis utique ex penuria .ipsius,<text:line-break/>quam ex abundantia nocumenta acciderent; atqui hoc<text:line-break/>sierit non conspicitur , fed, quum maxime spiritu redundat;<text:line-break/>tunc praecipue affligitur. Tertium insuper .non /vulgare .<text:line-break/>signum est, quod, qui hoc modo suffocantur, per expira-<text:line-break/>tionem sanantur; oportebat autem magis inspirationem<text:line-break/>esse, quod fanaret; st- ob penuriam substantiae aeris Tuf-</text:p>
      <text:p text:style-name="P2">focaremur. Tria fane haec manifeste confutant Erasistrati<text:line-break/>fermonem; unum quidem ac primum, quod cor aerem<text:line-break/>trahere potest circa respirationis cohibitiones, nihil enim<text:line-break/>in hoc obstare visus est thorax; alterum autem fecundum,<text:line-break/>quod tunc magis suffocamur, quum plus suspiravimus ; et<text:line-break/>tertium, quod neque tametsi valde vehementer thoracem<text:line-break/>undequaque comprimimus circa respirationis cohibitiones,<text:line-break/>aer a corde consumitur, sed expetit animal expirare, id<text:line-break/>enim est suffocationis medela. Ex his quidem perspicue<text:line-break/>consequitur , non ob inopiam substantiae aeris , sed pro-<text:line-break/>pter aliud quippiam animalia suffocari. Porro . ad reli-<text:line-break/>quas ex praedictis ambiguitatibus rursus transgredientes<text:line-break/>considerabimus prius, qui dicant veriora: ac primum<text:line-break/>sane eam tractabimus, quae est de motu arteriarum.<text:line-break/>Equidem ii, qui contra Erasistrateos ambigunt, motam<text:line-break/>arteriarum mutari oportere ajunt circa cohibitionis tem-<text:line-break/>pus, sive Goncuti <text:span text:style-name="Default_20_Paragraph_20_Font"><text:span text:style-name="T2">s</text:span></text:span>olum, sive etiam contrahi cor Puppe-</text:p>
      <text:p text:style-name="P1">namussosi enim concutitur, omnino immobiles fieri opor-.<text:line-break/>tet, quum nihil ab .ipfo accipiant; si vero distendatur<text:line-break/>, ac contrahatur , duplum apparere oportet pullum. Cum<text:line-break/>enim naturali modo habebat animal, ubi contrahebatur^<text:line-break/>cor, spiritum in arterias mittebat, hae vero ubi imple-<text:line-break/>bantur, distendebantur ; ubi vero distendebatur cor, ex<text:line-break/>pulmone attrahebat, hae ver o .tunc, dum vacuantur; con-<text:line-break/>trahuntur. At vero circa cohibitionis tempus, ubi disten-<text:line-break/>ditur, ab arteriis trahit, atque omnibus Pane manifestum<text:line-break/>est, quod recurret spiritus, qui prius per ipsas ex cordos<text:line-break/>fuit delatus; atque ita, si par fuerit priori, parem esiam<text:line-break/>faciet distentionem arteriarum, si vero paucior, minorem<text:line-break/>omnino faciet, quam antea, distensionem,. atque ipsam<text:line-break/>nimirum circa id tempus faciet, quo prius contraheban-<text:line-break/>tur; id vero nihil aliud est, quam duplicari motus arte-<text:line-break/>riarum. i Atque hoc ita fieri non apparet: quare mani-<text:line-break/>festum est fassas esse suppositiones. . Amplius autem et<text:line-break/>hoc interrogant, an nihil ex arteriis. evacuetur circa co-</text:p>
      <text:p text:style-name="P2">bibitionis tempus. Antea equidem, cum fecundum i natu-<text:span text:style-name="Default_20_Paragraph_20_Font"><text:span text:style-name="T2"><text:line-break/></text:span></text:span>ram animal spirabat, ipfe Erasiftratus omne id evacuari<text:line-break/>opinatur, quod ad sp<text:span text:style-name="Default_20_Paragraph_20_Font"><text:span text:style-name="T2">i</text:span></text:span>as a corde est demissum ; manifestum<text:line-break/>est autem, quod extra corpus excernebatur, vel quomodo<text:span text:style-name="Default_20_Paragraph_20_Font"><text:span text:style-name="T4">-</text:span></text:span><text:span text:style-name="Default_20_Paragraph_20_Font"><text:span text:style-name="T5">ὲ</text:span></text:span><text:span text:style-name="Default_20_Paragraph_20_Font"><text:span text:style-name="T4"><text:line-break/></text:span></text:span>cunque aliter evacuabatur. Nunc autem quid tandem<text:line-break/>dicent? num per transtro quidem ita velociter ipfum per<text:line-break/>arterias, velut etiam antea, non tamen vel minimum<text:line-break/>ejus evacuari? Et quo modo possibile est simul quidem<text:line-break/>evacuari, non tamen rurfus attrahi ex ambiente, quando<text:line-break/>cor ab arteriis attrahit, ubi distenditur? Neque vero hoc<text:line-break/>ipfum dicere licet. Atqui, si omnino possibile est, quum<text:line-break/>cor distenditur, attrahi quicquam ab arteriis extrorfum,<text:line-break/>ex superfluo thorax et pulmo sunt facti:. neque enim<text:line-break/>hoc dici potest, quod minus traheret ex arteriis, quam<text:line-break/>ex pulmone, quando incumbentibus etiam membranis ni-<text:line-break/>hil .minus trahere potest- Manifesta autem fiunt ex pulL<text:line-break/>sinum magnitudine; atque uni cui que patet, quod multo<text:line-break/>magis traheret, si non in magnae arteriae ofculo mem-</text:p>
      <text:p text:style-name="P2">branae innatae : essent. In universum autem , si neque<text:line-break/>cor ,. neque usia aliqua arteria spiritu^ in respirationis<text:line-break/>cohibitione caret, id quod ex ipforum distentionibus,<text:line-break/>quae eandem,. ut prius, molem conservant, fit mani-<text:line-break/>sestum, suffocatio tamen excipit evidenter, palam fit,<text:line-break/>quod non inopia substantiae ipsius aeris animalia fuffo-<text:line-break/>cet. . Patetque jam etiam Asclepiadis- opinionem una cubi<text:line-break/>Erasistrati esse confutatam ; similiter item Praxa<text:span text:style-name="Default_20_Paragraph_20_Font"><text:span text:style-name="T2">g</text:span></text:span>orae et<text:line-break/>Philo limi , et. i si. quis i alius nutricationis folius ipsius<text:line-break/>animalis^ spiritus^ gratias nos- respirare i dixit. Caeterum<text:line-break/>rationabiliter et. ex praemeditato in sermone adfectum<text:line-break/>est, solius. .Neque enim,: quod Impossibile siL nutriri ani-<text:line-break/>malem spiritumLa respiratione, indicat hic formo, si^I<text:line-break/>quod suffocatio respiratione cohibita , non propter nutri-<text:line-break/>meiIti animalis spiritos defectum,. ipsis animalibus con-<text:line-break/>tingat P adest enim. ipsis plurimus in pulmone- spiritus,<text:line-break/>atque alias longius tempus requiritur ad hocsc ut animal<text:line-break/>propter nutrientis spiritus inopiam pereat. At vero cuso</text:p>
      <text:p text:style-name="P2">Asolepiadae de anima sermonibus non tantum haec, sed<text:line-break/>alia testam. alibi a nobis dicta pugnant: . demonstratum<text:line-break/>enim illis est, quod animae substantia, etiam si una sit,<text:line-break/>per omnem tamen vitam ad multum tempus dureL At<text:line-break/>juxta; Asclepiadem neque- numerare possibile est, quot<text:line-break/>substantias habeat, siquidem sime, quae paulo ante erat,<text:line-break/>nunc penitus periit, .alia .autem nunc est, paulo post et<text:line-break/>ipsia interitura, generabitur vero rursus altera; quod im-<text:line-break/>ppssibile et absurdum esse, iHic clare a me est demonstratam.</text:p>
      <text:h text:style-name="Heading_20_2" text:outline-level="2">Cap. HI. </text:h>
      <text:p text:style-name="P6">Ad quaestionem igitur, an ipsius aeris<text:line-break/>substantiae, an ali cujus qualitatis inopia animalia, quae<text:line-break/>suffocantur, moriantur ,. jam responsum, ac evidenter in-<text:line-break/>dicatum, est,. alterum impossibile esse.; relinquitur itaque<text:line-break/>plterum , nimirum ob penuriam qualitatis, alicujus anima-<text:line-break/>lia in respirationis cohibitione . suffocari. Quae sit igitur<text:line-break/>ista, qualitas, inquirendum venit. Quandoquidem igitur,<text:line-break/>ut amplior, quam secundum usturam,. caliditas in locis<text:line-break/>circa cor et thoracem fuerit congesta<text:span text:style-name="Default_20_Paragraph_20_Font"><text:span text:style-name="T2">s</text:span></text:span> (quemadmodum<text:line-break/>in aestuosis omnibus contingit morbis,) statim et amplius</text:p>
      <text:p text:style-name="P2">solito respirare appetimus, videri possit utique refrigera^<text:line-break/>tionis gratia respiratio fieri. Verum rursus, si periri-<text:line-break/>geratis iisdem organis (quemadmodum in dicto -bulimo,<text:line-break/>et ubi quis in magno frigore sit versatus, contingit) . non<text:line-break/><text:span text:style-name="Default_20_Paragraph_20_Font"><text:span text:style-name="T2">s</text:span></text:span>olum non refrigerare eam, quae In nobis est <text:span text:style-name="Default_20_Paragraph_20_Font"><text:span text:style-name="T2">p</text:span></text:span> calidita-<text:line-break/>tem oportet, sied esiam calefacere, ut quae parum abest,<text:line-break/>quin penitus sit perfurgerata, et tamen respirare appeti-<text:line-break/>mus, videtur <text:span text:style-name="Default_20_Paragraph_20_Font"><text:span text:style-name="T2">s</text:span></text:span>ane contrarium esse ei videlicet, quod.re-<text:line-break/><text:span text:style-name="Default_20_Paragraph_20_Font"><text:span text:style-name="T2">s</text:span></text:span>piratio refrigerationis gratia fiat. At vero aliqui contra<text:line-break/>instantes refrigeratione semper opus habere ajunt insitam<text:line-break/>animantibus caliditatem,. verum, quum aucta ea sit, assi-<text:line-break/>pliore, pauciore vero, cum debilior sit facta; atque ejus-<text:line-break/>modi affectiones non solum non contrarias huic dogmati<text:line-break/>esse ajunt, verum et testimonium praebere opinantur.<text:line-break/>Arduum igitur hoc primum est et difficile judicatu,<text:line-break/>quum ab iisdem apparentibus subcontrarias indicationes<text:line-break/>habeant. Neutros enim possibile est a sententia sina avo-<text:line-break/>care ; illos quidem , quod refrigeratio est utilitas respira-<text:line-break/>tinnis, siquidem, calefactis respirandi organis, magis .con-<text:line-break/>lucto respirare appetimus, refrigeratis vero, vice versa</text:p>
      <text:p text:style-name="P2">minus inspiramus; hos autem, quod nequaquam hornus<text:line-break/>gratia refrigeratione opus habemus. Quum dicit igitur<text:line-break/>Hippocrates (inquiunt) in libro praenotionem , <text:span text:style-name="Default_20_Paragraph_20_Font"><text:span text:style-name="T2">Spiritus<text:line-break/>frigidus ex naribus atque .ore exhalans perniciosus jam<text:line-break/>valde exestit,</text:span></text:span> ejusmodi affectionem animo concipere quis<text:line-break/>potest, qualis aliquando contingit: reperiet autem (ut<text:line-break/>opinor) talem, ubi multum perscigerata funt respirationis<text:line-break/>organa, factam. Oportebat igitm (inquiunt) neque in<text:line-break/>tofum respirare hoc modo affectos, utpote qui, quod .re-<text:line-break/>stigeratione indiget, non habeant. Quemadmodum enim,<text:line-break/>si neque omnino a principio statim. quicquam factum fuisse<text:line-break/>set, quod refrigeratione indigeret, nulia fuisset re<text:span text:style-name="Default_20_Paragraph_20_Font"><text:span text:style-name="T2">s</text:span></text:span>pirandi<text:line-break/>utilitas, ita etiam, si prius erat, nunc vero periit, non<text:line-break/>indigebimus. Ad haec porro inquiunt, quod motus per<text:line-break/>respirationem ventilando accendat. ld .ipsum vero non<text:line-break/>idem esse cum priori, non longa dissertatione mihi egere<text:line-break/>videtur: prius enim dicebant refrigerari, nunc vero ac-<text:line-break/>cendi ; contraria autem utique funt refrigerari et accendi ;<text:line-break/>alterum enim extinguit, alterum accendit caliditatem ;. et</text:p>
      <text:p text:style-name="P2">.alteri, ut ne .uratur, quod ipsum su<text:span text:style-name="Default_20_Paragraph_20_Font"><text:span text:style-name="T2">s</text:span></text:span>cipit corpus; conti<text:span text:style-name="Default_20_Paragraph_20_Font"><text:span text:style-name="T2">a-<text:line-break/></text:span></text:span>git, alterum; .pe perfrigescat idem; facit; nisi sane per<text:line-break/>accidens frigidum accendere dicant ; , ita vero non respi-<text:line-break/>rationis utilitatem, sied efficientem causam dicerent. Prae-<text:line-break/>stat igitur ad id, quod commune habent hae sectae,. trans-<text:line-break/>ire, atque illud prius perscrutari. Periculum enim est<text:line-break/>.omnes, quicunque de insito calore aliquid dixerunt, de<text:line-break/>ipso conservando somniare, non posse anteus exacte et<text:line-break/>articulate sententiam Tuam exprimere; atque ob id, opi-<text:line-break/>nor, alii refrigerationem, alii ventilationem, alii corro-<text:line-break/>Levationem. scribunt. Maxime vero puto ipsos ad haec<text:line-break/>impelli per ea, quae circa. flammas apparent; has enim<text:line-break/>manifeste videmus ita cito perire, quum aere privatae<text:line-break/>fuerint, veluti animantia; quemadmodum indicant medi-<text:line-break/>cinales cucurbitae, et omnia, quae angusta et cava cinxi<text:line-break/>cumposita ac p e<text:span text:style-name="Default_20_Paragraph_20_Font"><text:span text:style-name="T2">x</text:span></text:span>spirationem prohibentia facile ipsius ex-<text:line-break/>tinguunL Si itaque repertum sit, quid tandem flammae<text:line-break/>in hujusmodi dispositionibus patientes extinguantur, forte</text:p>
      <text:p text:style-name="P2">esiam inveniri possit, quidnam sit, quo ut utili a re-<text:line-break/>spiratione calor animantibus insitus fruatur. Ad ipsius<text:line-break/>autem inventionem omnes modos percurremus, per quos<text:line-break/>flammae videntur extingui et augeri. Non <text:span text:style-name="Default_20_Paragraph_20_Font"><text:span text:style-name="T2">s</text:span></text:span>olum enim<text:line-break/>si calcem quis ipsis circumponat, fed et balneis, et stolis<text:line-break/>ardoribus, et excellentibus frigoribus, et vehementer ven-<text:line-break/>tilatae, et multitudine materiae super ipsas coacervatae;<text:line-break/>et contra inopia alimenti videntur extingui, Augentur<text:line-break/>autem ac roborantur e moderato frigore, et si moderate<text:line-break/>ventiles, et commoderato abundent alimento. Praeter haec<text:line-break/>vero etiam illud insuper addatur, quod omnes flammae<text:line-break/>duplici motu moveri videntur, altero a materia, ex qua<text:line-break/>accenduntur, per quem, maxime sursum feruntur, et unde-<text:line-break/>quaque disperguntur, altero vero huic contrario ad sui<text:line-break/>ipsarum principium ac velut radicem vergente, per quem<text:line-break/>considunt et contrahuntur. Etenim, si facis maximae<text:line-break/>supernam extremitatem accenderis, confestim ad infernam<text:line-break/>perveniet ignis; et si,, postquam lucernae flammam ex-</text:p>
      <text:p text:style-name="P2">finxeris, ad extremum favisse siae fuliginis^ sursum vergen-<text:line-break/>tis alium ignem admoveris, jam rursus ardentem lucernae<text:line-break/>funiculum videbis, quum nihil tale fieri possit, si ignis<text:line-break/>motum sursum tantum haberet. Ultra haec vero omnia<text:line-break/>evidenter apparentia esiam . ratione perscrutabimur pri-<text:line-break/>mum quidem, quod postremum omnium relatum <text:span text:style-name="Default_20_Paragraph_20_Font"><text:span text:style-name="T1">est, a<text:line-break/></text:span></text:span>qua necessitate duplex motus fiat, postea vero alia .singula<text:line-break/>deinceps. Quandoquidem igitur omnis flamma velocissi-<text:line-break/>mam habet corruptionem <text:span text:style-name="Default_20_Paragraph_20_Font"><text:span text:style-name="T2">si s</text:span></text:span>emper enim in ambientem<text:line-break/>dispergitur, ob id necessarium est esiam generationem<text:line-break/>eius volocissimam esse, alias enim neque minimo momen-<text:line-break/>to duraret: atqui generatio uniuscuiusque flammae est, <text:span text:style-name="Default_20_Paragraph_20_Font"><text:span text:style-name="T1">ex<text:line-break/></text:span></text:span><text:span text:style-name="Default_20_Paragraph_20_Font"><text:span text:style-name="T2">s</text:span></text:span>ubiecta materia accendi. Merito igitur non solum extra<text:line-break/>a proprio principio^ fed et contrarium ipsi in proprium<text:line-break/>principium vergentem motum sibi a natura insitum habet.<text:line-break/>Itaque et corrumpi omnem flammam necessarium <text:span text:style-name="Default_20_Paragraph_20_Font"><text:span text:style-name="T1">est, si<text:line-break/></text:span></text:span>aut materia, aut altero motu sit privata^ Ut enim in<text:line-break/>universum dicam (velut <text:span text:style-name="Default_20_Paragraph_20_Font"><text:span text:style-name="T2">s</text:span></text:span>aepe etiam in aliis lucis demon-</text:p>
      <text:p text:style-name="P2">stratum est), ex molibus contrariis, quorum alter alterum<text:line-break/>mutuo excipit et consequitur, alterum sine altero con-<text:line-break/>fervari impossibile est. Ob id igitur. moderate frigido<text:line-break/>ambiente aere omnis flamma opus habet; qui enim ex-<text:line-break/>cellenter calidus est, motum alterum ipsius immodice<text:line-break/>extra . extendendo , frigidus vero alterum immoderate Intra<text:line-break/>profundendo extinguit uterque. Nam immodice ventilari<text:line-break/>flammam ad materiam reprimit., velut esiam. frigidus<text:line-break/>ambiens facit; stupra modum vero. moveri flammam<text:line-break/>dispergit, velut esiam calidus facit. Caeterum eX lis,<text:line-break/>quae motum immodice intra cohibent, est et cucurbita,<text:line-break/>et quicquid aerem eorum, quae ab interna flamma com-<text:line-break/>husta sunt, prohibet ab externi frigoris contactu: at vero<text:line-break/>commoderatio omnium conservatrix est flammarum.<text:line-break/>Eodem igitur modo non dissimile est contingere et circa<text:line-break/>insitum animantibus calorem , utpote qui materiam, unde<text:line-break/>accenditur, sanguinem habet, a natura item insitum prin-<text:line-break/>cipium motus in utramque partem, ita ut altero priva-<text:line-break/>tus esiam reliquo ex necessitate privetur: et ob id ipfum,</text:p>
      <text:p text:style-name="P2">sive a respiratione prohibeas, sive sanguine, statim cor-<text:line-break/>rumpitur, nam et lucernae flammam tolles suffocando^<text:line-break/>aut omnino oleo privando. Simile itaque ponito cor<text:line-break/>funiculo, oleo sanguinem, organo pulmonem; circumsitos<text:line-break/>namque est forinsecus cordi ad cucurbitae similitudinem^<text:line-break/>Verum, .quo tempore respirat animal, assimila veris ipfum<text:line-break/>potius cucurbitae perforatae, ubi vero respiratio cohibe-<text:line-break/>tur, imperforatae et undequaque conclusae. Quemadmo-<text:line-break/>dum itaque cucurbita perforata flammam inter fe extin-<text:line-break/>guere non potest per foramen respirantem, quae vero<text:line-break/>contra couclufa est, e vestigio suffocando eam extinguit,<text:line-break/>ad eundem modum pulmo constrictus, velut in resipira-<text:line-break/>tione cohibita est, extinguit, perforatus et rarus, qualis<text:line-break/>circa respirationem est, insitum calorem conservat. Ego<text:line-break/>vero esiam quum fornacem viderem ob id, quod refpi-<text:line-break/>ralionem non haberet, extingui, et postea ipsam aperiri^<text:line-break/>atque tum multam fuliginem expirare, . tum multum<text:line-break/>purum aerem externum inspirare, atque utroque fac<text:span text:style-name="Default_20_Paragraph_20_Font"><text:span text:style-name="T2">i</text:span></text:span>o</text:p>
      <text:p text:style-name="P2">flammam splendorem recipere, non parvam .esse ratioci-<text:line-break/>natus sum expirationis utilitatem ad hoc, ut id, quod<text:line-break/>veluti fuligo sanguinis est, evacuetur. Favilla enim et<text:line-break/>fumus et fuligo et omnis huiusmodi ustae materiae<text:line-break/>superfluitas nihilo minus, quam aqua, ignem extinguere<text:line-break/>confueviI. Quare ex omnibus potissimum recipiendi funsi<text:line-break/>qui dicunt, insiti caloris gratia animalia respirare. Nam<text:line-break/>et moderate ventilari utile est, et mediocriter refrigerari,<text:line-break/>Ambo enim haec internam caliditatem videntur corrosio-<text:line-break/>rare ; necessariunique est motum habere ad fuliginofum,<text:line-break/>ut ita loquar, extra evacuandum, quod a sanguinis<text:line-break/>adustione redundat. Haec quidem scientificam persuasio-<text:line-break/>nem non habent, neque necessariam demonstrationem,<text:line-break/>qualem in aliis <text:span text:style-name="Default_20_Paragraph_20_Font"><text:span text:style-name="T2">s</text:span></text:span>emper adducere in ufu haberemus; non<text:line-break/>tamen fide omnino carent; velocitas enim interitus ani-<text:line-break/>malis talem caulam desiderat; quum alimentum quidem,<text:line-break/>quod ii, qui nutritionis^ ipsius animae gratia respirare<text:line-break/>nos dicunt, causantur, longiore tempore opus habeat;<text:line-break/>generatio vero animae, quam Asclepiades causant tradidit,</text:p>
      <text:p text:style-name="P2">consentiat quidem velocitati^ pugnet r vero cum aliis in-<text:line-break/>finitis, et cum iis,. quae in principio dicta: funt. .huius<text:line-break/>tractationis, et generatim cum omnibus sectis, quae ob<text:line-break/>inopiam aeris perire animalia putant respiratione privata.<text:line-break/>Si igitur velocitas interitus animalis propter alimenti<text:line-break/>substantiae ipsius animae defectum fieri non potest,<text:line-break/>propter generationem autem ipsius . fieri possibile. est ; fed<text:line-break/>per fassas hypothefes, innati vero caloris perditio nihil<text:line-break/>habeat, quod ei opponere Te videatur, rationi utique<text:line-break/>magis consentaneum est, ut aliis dimissis hanc recfe<text:line-break/>piamus.</text:p>
      <text:h text:style-name="Heading_20_2" text:outline-level="2">Cap. IV.</text:h>
      <text:p text:style-name="P6"><text:s/>Rursus igitur eam repetentes omnem ex-<text:line-break/>plorabimus, quandoquidem aliis verior apparet. seaque .<text:line-break/>ex ventilatione principii ipsius insiti caloris, et ex mode-<text:line-break/>rata refrigeratione , et ex ejus, quod in ipso velut fumo-<text:line-break/><text:span text:style-name="Default_20_Paragraph_20_Font"><text:span text:style-name="T2">t</text:span></text:span>um est,. in totum defluxione, summa colligitur una, con-<text:line-break/>servatio videlicet caloris naturalis. In haec igitur prin-<text:line-break/>cipia videamus an possibile sit omnia reducere parlicu-<text:line-break/>laria; ac primum in manus fundamus id, quod circa basu</text:p>
      <text:p text:style-name="P2">nea contingere videmus, in quibus diutius versantes ex-<text:line-break/>olvimur, ac tandem etiam morimur., Si enim propterea,^<text:line-break/>quod calidum respirando attrahimus, id contingit, <text:span text:style-name="Default_20_Paragraph_20_Font"><text:span text:style-name="T2">o</text:span></text:span>por-<text:line-break/>-tebat, inquiunt, etiam eos, qui super. lebetem aquae ca-<text:line-break/>sidae consistunt, deinde progredientem inde vaporem re-<text:line-break/>spirando hauriunt, eandem iniuriam .perpeti ; et tamen <text:span text:style-name="Default_20_Paragraph_20_Font"><text:span text:style-name="T6">hi<text:line-break/></text:span></text:span>minime videntur laedi. Ex quo conspicuum est, quod<text:line-break/>non pr<text:span text:style-name="Default_20_Paragraph_20_Font"><text:span text:style-name="T2">o</text:span></text:span>pter caliditatem respirando attractam; t fed propter<text:line-break/>spiritus ex toto corpore evacuationem in balucis exolvantur.<text:line-break/>Quomodo igitur et hanc ambiguitatem dissolvemus? .Si<text:line-break/>utique hoc coniunctum verum esse dicemus, quod suffoca-<text:line-break/>ri eos, qui ex .lebetes vaporem inspirant, oporteat, siqui-<text:line-break/>dem omnino. refrigerationis gratia .respirarent;, non tamen<text:line-break/>hoc eorum assumptum concedamus scilicet. Atqui , non<text:line-break/>suffocantur; suffocantur enim non minus, qui ex lebete<text:line-break/>vap<text:span text:style-name="Default_20_Paragraph_20_Font"><text:span text:style-name="T2">o</text:span></text:span>rem respirand<text:span text:style-name="Default_20_Paragraph_20_Font"><text:span text:style-name="T2">o</text:span></text:span> hauriunt, quam qui in balucis. Si vero.<text:line-break/>etiam non suffocarentur, nihil fortassis miri .esset ; peri-<text:line-break/>spiratio namque per universum corpus similiter, : ut ea,<text:line-break/>quae per os fit, in balneis offenditur... Non funt,autem eadem</text:p>
      <text:p text:style-name="P2">per os tantum male respirare .et tum per os tum per totam<text:line-break/>corpus idem facere. Eius rei potissima demonstratio in multis,<text:line-break/>aegris contingit, qui per totum diem iudica torie exudant,<text:line-break/>atque id multo sm agis, quam qui in balneis, non tamen<text:line-break/>exolvuntur similiter, ut illi, neque omnino suffocantur, quo-<text:line-break/>usque externum frigidum aerem spirando attraxerint^<text:line-break/>Quod si ipsus palliis contectos calidum aliquid respirando<text:line-break/>haurire coegeris, confestim suffocaris; atqui, si perfrige-<text:line-break/>ratos et rigentes . ita . contegas., non Tofum non su.ssoces,<text:line-break/>fed neque omnino laedas, donec fuerint excussae ti, nam<text:line-break/>tunc non amplius sustinent, veluti non consuetum. Ex<text:line-break/>quibus omnibus conspicuum est, quod non ob evacuatum<text:line-break/>ex toto corpore in balneis spiritum exolvamur ac vitam<text:line-break/>finiamus, fed propter caliditatem. Admirari porro Tussit .<text:line-break/>non tam alios, quam Erasistratum, qui tam evidenter ap-<text:line-break/>parentia vanitatis coarguere audet; quem non verisimile<text:line-break/>esu inexpertum esse doliaris vaporanti hydropicorum,<text:line-break/>quod non minus ali aliis veteribus quam a Qhrysippo</text:p>
      <text:p text:style-name="P2">Cnidio est laudatum. Evacuantur enim hi toto corpore<text:line-break/>multo citius et amplius, quam in balucis ; non tamen fuf-<text:line-break/>fucantur , propterea quod frigidum aerem inspirant, quo<text:line-break/>fi quis ipsos privet, brevi moriuntur. Quomodo igitur,<text:line-break/>inquiunt, in graueolentibus specubus, et recens calce ob-<text:line-break/>litis domibus,^ et ab extincturum prunarum foetore fosso-<text:line-break/>camur? luxta Erasistratum quidem, quia tenuis in eius-<text:line-break/>modi constitutionibus existens aer ab arteriis non reci-<text:line-break/>pitur, nec continetur, sied facile evacuatur, et ob luo-<text:line-break/>piam spiritus animal peri I. Nos autem dicimus, quod<text:line-break/>nihil fuerit, utpote quum Erasistratus nihil tale demon-<text:line-break/>straverit, quod aut tenuem in talibus redderet aerem, aut<text:line-break/>ut ne ab animantium corporibus recipi ac contineri pol-<text:line-break/>fet : nisi forte vera causa alia sit, aut difficilis extet in-t<text:line-break/>ventu. Ad praedicta igitur longius sermonem extendere<text:line-break/>cogimur; conabor tamen pro viribus in compendium<text:line-break/>omnia contrahere; si vero nihil habeam, quod dicam,<text:line-break/>Recisis multis contradictionibus id apparere assero, motas<text:line-break/>videlicet arteriarum in eiusmodi. dispositionibus . neque</text:p>
      <text:p text:style-name="P2">magnitudine neque tempore prioribus inferiores esse, ut-<text:line-break/>pote quae plenae spiritu, qui per ipsas fertur, existant;<text:line-break/>oportebat autem in eis non fotum velociorem aut mino-<text:line-break/>rem pulsum apparere, fed eas etiam omnino pulsu pri-<text:line-break/>vari, utpote aere ipsarum ventriculos opplente penitus<text:line-break/>privatas. At vero, si Erasistrati (inquiunt) causam reji-<text:line-break/>cis, alteram nobis profer. Proferam autem, si prius<text:line-break/>vos dixeritis mihi, ob quam causam marini piscatores ex<text:line-break/>torpedinis contactu torporem incurrant. Si vero <text:span text:style-name="Default_20_Paragraph_20_Font"><text:span text:style-name="T6">nihil<text:line-break/></text:span></text:span>habetis, quod di calis, hoc tamen nobis referre permitta-<text:line-break/>tis, nempe vim esse hujus animantis stupefactoriam eo-<text:line-break/>rnm, quae contingunt, adeo fortem, ut etiam per infi-<text:line-break/>xum ipsi tridentem ad manus piscatorum perfacile vitium<text:line-break/>accurrat. ltaque concedetis, piscium quasdam esse quali-<text:line-break/>tates ac vires, quarum aliae torporem, aliae altiorem<text:line-break/>soporem, aliae frigiditatem, aliae putrefactionem, aliae<text:line-break/>aliud quoddam malum inferant, aeris autem nullam ta-<text:line-break/>lem vim esse permittetis? Verum non habemus (aiunt)</text:p>
      <text:p text:style-name="P2">evidentem demonstrationem, quaenam qualitas diaec sit;<text:line-break/>et quae tandem vis. Quid igitur hoc ad praesentia? per<text:line-break/>obscura enim nihil rite neque evertitur, neque confir-<text:line-break/>matur. Transeamus itaque a talibus ad confirmationem<text:line-break/>evidentem, usiam tandem sectam evertere queamus. Quae<text:line-break/>quidem igitur necessario Erasistrati opinionem evertunt,<text:line-break/>statim a principio nobis relata. sunt; quae vero nostram<text:line-break/>confirmant, talia quidem non invenimus, ut necessario<text:line-break/>concludant, attamen. omnium aliorum maxime credibilia<text:line-break/>funt; stupra hoc, quod a Rusio penitas eorum, quae pa-<text:line-break/>lam apparent, haec opinio nostra evertatur. Quare Era-.<text:line-break/>sistrati de respirationis utilitate opinionem hic iam relinvj.<text:line-break/>quere justum est, quandoquidem et in libris de pulsibus<text:line-break/>multipliciter erroris est convicta ; ipsi vero etiam reliquo-:<text:line-break/>rum apparentium causas ad praesentem suppositionem<text:line-break/>conducentes brevibus percurremus. Velut est, quod in.<text:line-break/>exercitationibus amplius et frequentius respiramus; Rev<text:line-break/>que. enim dissimile vero est, etiam ob calorem ex vehe-i</text:p>
      <text:p text:style-name="P2">menti. motu auctum fieri; quod enim neque hic propter<text:line-break/>arteriarum expletionem respiramus, manifestum est ex eo,<text:line-break/>quod a principio . statim. saepe vehementer contingat, non<text:line-break/>tamen respiratio mutetur prius, quam multum calefia-<text:line-break/>mus; ubi vero excalfacti fumus, etiamsi ad multum tem-<text:line-break/>pus a motu quiescimus; tamen eandem respirationis spe-<text:line-break/>ciem conservari videmus. Quin et in aestuosis febribus<text:line-break/>simililiter respirare appetimus ob eandem causam. Ubi<text:line-break/>enim maximum fuerit, quod utilitate indigebit, hic etiam<text:line-break/>non absonum est ipsam utilitatem multum augeri, major<text:line-break/>namque flamma ampliori aere, minor pauciore opus ha-<text:line-break/>beh. Omnis vero flamma <text:span text:style-name="Default_20_Paragraph_20_Font"><text:span text:style-name="T7">ip.su </text:span></text:span>indiget ob eam, quam<text:line-break/>prius dixi ,. necessitatem. Nequaquam igitur mirum est,<text:line-break/>si loci circa cor et .pulmonem perfrigerati externum<text:line-break/>aerem desiderant , i ndigentque . ejus . per inspirationem at-<text:line-break/>tractione; attrahunt enim, sed parum et per multum<text:line-break/>tempus, valde, namque et crebro non expedit parvam<text:line-break/>caliditatem ventilare. Propter quid igitur pueri quidem</text:p>
      <text:p text:style-name="P2">plus et frequentius, puberes vero minus et rarius re-<text:line-break/>fpirant^ Num quod, qui <text:span text:style-name="Default_20_Paragraph_20_Font"><text:span text:style-name="T2">l</text:span></text:span> crescunt, plurimum habent in-<text:line-break/>siti caloris, necessario autem sequitur ad multitudinem<text:line-break/>caloris- magnitudo et frequentia respirationis ? Si vero<text:line-break/>animalis spiritus a respiratione etiam nutritur, esiam<text:line-break/>ob -id plurimum et frequentissime pueri respirant, quod<text:line-break/>nutrimento ampliore, ut qui crescant, opus habent. Si<text:line-break/>vero etiam fuliginosum plurimum in respiratione diffun-<text:line-break/>ditur , etiam ob id plurimum et frequentissime respirant;<text:line-break/>ubi enim amplius alimentum conficitur., : ibi etiam am-<text:line-break/>plius excrementum. Quibus itaque pueri calidiores ado-<text:line-break/>lefcenthbus esse videntur, hi talem referent causam cre-<text:line-break/>brioris ipforum respirationis. Quibus autem adolescentes<text:line-break/>calidiores- pueris videntur, hi praedictam causam non ad-<text:line-break/>mittente s Atqui de senibus nemo dubitat, quin sint mul-<text:line-break/>to tum pueris tum adolescentibus frigidiores; testimo-<text:line-break/>nium autem fIigiditati praebet ipfa respirationis species,<text:line-break/>quae in eis minor fit et rarior. Consimilia porro iis,<text:line-break/>quae in aetatibus apparent, in temporibus et regionibus</text:p>
      <text:p text:style-name="P3">ac naturis contingunt. - Testimoniumque praebet cali-<text:line-break/>dis femper respiratio major et densior, frigidis Illi-.<text:line-break/>nor et rarior<text:span text:style-name="Default_20_Paragraph_20_Font"><text:span text:style-name="T2">i</text:span></text:span> Parum etiam et frequenter: <text:span text:style-name="Default_20_Paragraph_20_Font"><text:span text:style-name="T2">M</text:span></text:span>respi-<text:line-break/>rant, qui cibum acceperunt ac biberunt, ob septi trans-<text:line-break/>versi coarctationem. Sic et praegnantes: in aqua etiam<text:line-break/>inter cutem, et. in hepalis inflammationibus , su alven-<text:line-break/>triculique ac fplenis consimiliter respirant propter eandem<text:line-break/>caufam. Caeterum de propria horum respiratione in li-<text:line-break/>luis de spirandi difficultate dicetur. Nunc fatis est, ut<text:line-break/>hoc rurfus demonstretur, nempe omnia manifeste appa-<text:line-break/>rentia praedicto dogmati nostro, de usta videlicet refpira-<text:line-break/>ti<text:span text:style-name="Default_20_Paragraph_20_Font"><text:span text:style-name="T2">o</text:span></text:span>nis, testimonium praebere.</text:p>
      <text:h text:style-name="Heading_20_2" text:outline-level="2">Cap. V. </text:h>
      <text:p text:style-name="P6">Videamus autem deinceps, an animalis spi-<text:line-break/>.ritus a respiratione nutriri possit. Dicamus autem prius,<text:line-break/>quomodo quid animalem spiritum vocemus, quum fub-<text:line-break/>stantiam animae nos ignorare simus . confessi. Quoniam<text:line-break/>igitur ventriculi spiritus in terebro , quum vulnerantur,<text:line-break/>statim immobiles ac sensus expertes nos reddunt, opor-<text:line-break/>tet <text:span text:style-name="Default_20_Paragraph_20_Font"><text:span text:style-name="T2">i</text:span></text:span> utique omnino hunc spiritum aut ipsam animae</text:p>
      <text:p text:style-name="P2"/>
      <text:p text:style-name="Normal">substantiam esse, aut primum utique ipsius organum<text:span text:style-name="Default_20_Paragraph_20_Font"><text:span text:style-name="T2">i<text:line-break/></text:span></text:span>Dictum vero alibi de ipsis fusius et diligentius, ubi etiam<text:line-break/>hoc statim dictum est, quod necessarium est hunc spiritum<text:line-break/>nutriri. Unde igitur (inquiunt) aliunde alimentum habe-<text:line-break/>bit^ quam ab aere per inspirationem attracto? Atqui ex<text:line-break/>sanguinis exhalatione haud incongruum est ipsum nutriri,<text:line-break/>quemadmodum multis celebribus tum medicis tum phi-<text:line-break/>lofophis est visum. Verum qui ErasistratuIn sectantur,<text:line-break/>non eodem modo, quo qui Hippocratem, ex inspiratione<text:line-break/>animalem spiritum nutriri tradunt. lllis enim ex corde<text:line-break/>per arterias ad cerebri membranas, his vero statim per<text:line-break/>nares in cerebri ventriculos pervenire fpirituS videtur.<text:line-break/>Erasistrati quidem de his opinionem etiam hic relinque-<text:line-break/>mus, multiformiter a nobis in libris de pulsuum causis<text:line-break/>convictam. Ad veram autem transgredientes considera-<text:line-break/>bimus hoc, quod palam apparet, cujus jam faepe experi-<text:line-break/>mentum fecimus. Quum enim arteriae colli laqueis. con-</text:p>
      <text:p text:style-name="P2">stringuntur, nihil patitur animal neque statim neque<text:line-break/>postea, quemadmodum nos aliquando experiundi gratia<text:line-break/>illas laqueis constrinximus , atque totum diem animal<text:line-break/>inspirare et expirare ac moveri citra impedimentum<text:line-break/>visum ad profundam jam noctem mactavimus, ut qui<text:line-break/>putaremus, tam diutinam experientiam non amplius fide-<text:line-break/>lem ac tutam esse; posse enim in tanto temporis spatio,<text:line-break/>quo laquei circumnexa fuerant, aliquod ex principalibus<text:line-break/>membris per consensum laesum esse. Admirabamur igitur,<text:line-break/>quum reperiremus arterias ex principalissimis vitalibus<text:line-break/>organis, ipso videlicet corde, ad principalissima animalia<text:line-break/>organa, ipsum videlicet cerebrum, protensas ita citra<text:line-break/>omnem vitae offensam iniuriam eam tolerantes. Sed de<text:line-break/>his etiam in libro de usu pulsuum amplius quaeremus.<text:line-break/>Quod vero ex eis ad praesens utile existit, cujusque<text:line-break/>gratia carotidum arteriarum circa colium mensionem feci,<text:line-break/>id ipsimI rursus dicetur, nempe, quod cerebrum spiritu a<text:line-break/>corde allato non valde habet opus. Reliquum est igitur;</text:p>
      <text:p text:style-name="P2">aut exhalationem ex sanguine ipsi sufficientem esse aut<text:line-break/>per nares inspirationem. Atqui nec exhalationem largam<text:line-break/>contingere verisimile est, si arteriae laqueo sunt conflui-<text:line-break/>ctae ; quod ipsum etiam in libro de usu pulsuum demon-<text:line-break/>stratur. Necessarium igitur est ex inspiratione per nares<text:line-break/>potissimam alimenti partem animali spiritui accedere. At-<text:line-break/>que hoc est, quod ab Hippocrate dicitur: Principium<text:line-break/>alimentis spiritus os, nares, arteria aspera, pulmo, et<text:line-break/>alia respiratio. Ex omnibus enim his nutritur nullate-<text:line-break/>nus impeditus. Si vero esiam impediatur unum quod-<text:line-break/>cumque tandem ex ipsis, attamen per reliqua alimentum<text:line-break/>ei suggeritur. Discere autem ex apparenti, de quo di-<text:line-break/>cturi stumus, evidenter licet de spiritus ex pulmone in<text:line-break/>arterias totius corporis tranfumptione , quod aut modice<text:line-break/>omnino., aut neque omnino contingit. Quum enim ali-<text:line-break/>quando ad os ac nares pueri magnam vesicam bubulam,<text:line-break/>aut aliud quoddam vasculum, ut nulia parte quicquam<text:line-break/>ex respiratione per totum diem praeterspiraret, apposuit-</text:p>
      <text:p text:style-name="P2">femus, vidimus citra obstaculum puerum spirantem: ex<text:line-break/>quo manifestum est, quod parum aut penitus nihil ar-<text:line-break/>teriae animalis extrinlecarum qualitatum necessitate ur-<text:line-break/>gen<text:span text:style-name="Default_20_Paragraph_20_Font"><text:span text:style-name="T2">i</text:span></text:span>tur, et maxime caloris. Etenim frigidior spiritus non.<text:line-break/>similiter penitus pertransire potest. Oportet autem prom-<text:line-break/>pte per omnia organa animae fpiritum transire. At ve-<text:line-break/>ro calidior penitus quidem penetrat, verum primum et<text:line-break/>exurit, et colliquat corpus, postremum vero etiam ipfie<text:line-break/>extinguitur et peri L Et in apoplexiis quidem frigidior<text:line-break/>est, in febribus vero calidior moderato redditur. <text:span text:style-name="Default_20_Paragraph_20_Font"><text:span text:style-name="T1">In<text:line-break/></text:span></text:span>apoplexiis itaque retinetur, ut non facile penitus per-<text:line-break/>transire possit, et ob id fano in motus privationem desis<text:line-break/>nit affectus. In febribus vero penetrare quidem penitus<text:line-break/>potest, verum exurere ad similitudinem ignis, non vero<text:line-break/>nutrire aut augere corpora valet. Ne igitur parvam esse<text:line-break/>putemus animalibus moderati caloris utilitatem, verum<text:line-break/>maxime necessariam , praesertim spiritui animali et<text:line-break/>principalissimis organis, iam vero . et universe corpori</text:p>
      <text:p text:style-name="P2">dure igitur principium naturalis caloris, ipsum videlicet<text:line-break/>cor, respiratione tantum egens habemus, quantum etiam ipsi<text:line-break/>moderato calore indigemus. Demonstratum enim est, im-<text:line-break/>possibile esse salvum esse calorem citra respirationem. In-<text:line-break/>spirabile namque et expirabile est totum corpus iuxta Hip-<text:line-break/>pocratis sententiam; verum et nos alibi demonstravimus.<text:line-break/>Moderata autem . respiratio omnibus aliis par tinus per ar-<text:line-break/>terias contingit:. Cerebro vero et cordi duo praecipua<text:line-break/>adjacent respirationis organa, illi nares, huic pulmo. Cae-<text:line-break/>terum.ut pulmo moveretur, thorace. opus habuit; et pro-<text:line-break/>p ter ea ut. corde quidem copulatus pulmo primum refpi-<text:line-break/>rani organum existit, ut vero a thorace movetur, fecun-<text:line-break/>dum. . Si vero et sanguinis halitu ad nutritionem ani-<text:line-break/>malis spiritus, indiget, (credibile enim et hoc ipsum. est,)<text:line-break/>maximam habuerint sane. animalia et hanc a moderato<text:line-break/>calore utilitatem. .Etenim frigidus^ fanguis quomodo in<text:line-break/>.halitum solveretur? , immodice vero calidus .facile quidem</text:p>
      <text:p text:style-name="P2">in vapores dispergi potest su verum turbidos et fumo<text:span text:style-name="Default_20_Paragraph_20_Font"><text:span text:style-name="T2">s</text:span></text:span>os;<text:line-break/>talem vero minime esse convenit spiritum animalem, fed,<text:line-break/>ut si quem alium, purissimum et optimum. Ob id igitur,<text:line-break/>ubi sanguis melancholicus et biliofus in vitiofos vapores<text:line-break/>solvuntur, alter ad melancholiam, alter ad phrenitin<text:line-break/>perducit; proptereaque in aestuosis etiam febribus facile<text:line-break/>delirant. Nam tametsi bonus tum sit sanguis, ob mulli-<text:line-break/>tudinem tamen caloris fumofos vapores emittit. Fuerit-<text:line-break/>que et hoc non exiguum a naturali calore emolumentum,<text:line-break/>ut videlicet exhalatio moderata, pura et bona .stat. At<text:line-break/>vero, si quis unamquamque partem ex propriis constitu-<text:line-break/>tionibus agere supponat, neque sic parum profuerit mo-<text:line-break/><text:span text:style-name="Default_20_Paragraph_20_Font"><text:span text:style-name="T2">i</text:span></text:span>teratus calor ad constitutionis conservationem. .Siccum<text:line-break/>equidem aut humidum. immodice -nullum membrum .in<text:line-break/>pauco tempore . fieri poterit, frigidum autem extreme<text:line-break/>aut calidum manifeste fieri possit:-. atqui uniufcujusque<text:line-break/>membri . substantia frigidi et calidi., . et sicci et humidi<text:line-break/>.quaedam temperies-existit,-uI.eama<text:span text:style-name="Default_20_Paragraph_20_Font"><text:span text:style-name="T2">C</text:span></text:span>nulla alia rei ita cito</text:p>
      <text:p text:style-name="P2">corrumpi posse verisimile sit, velut a calore immoderato.<text:line-break/>Quod si ita habet, etiam acsionem membrorum a .nullo<text:line-break/>promptius laedi evidens exsilit. ln aliis quidem igitur<text:line-break/>organis actionum laesio parvi momenti est; in his vero,<text:line-break/>quae ad vitam pertinent, magni refert; in his postre-<text:line-break/>mum, quae non solum ad vitam conducunt, fed etiam ad<text:line-break/>alia rasionem principii habent, maximi; talia autem sunt<text:line-break/>cerebrum et cor ; quare eorum constitutionis laesio e vesti-<text:line-break/>gio vitae damnum infer I. .Atqui ipfam constitutionem nihil<text:line-break/>promptius immutare valet , quam calor immoderatus. lta-<text:line-break/>que ambo hoc sermone demonstrata sunt, tum utilitas com-<text:line-break/>moderati caloris, tum utilitas, quae ipsi per respirationem<text:line-break/>accedit. Necessarium igitur jam, non credibile solum, fed<text:line-break/>et verum nos invenisse, perspicue omnibus apparet. Et<text:line-break/>summatim sane dicimus utilitatem respirationis esse innati<text:line-break/>caloris conservationem. Licet autem, quamvis animae sub-<text:line-break/>stantiam ignoremus, .attamen ex divisione nihilominus ra-<text:line-break/>Iiocinari<text:span text:style-name="Default_20_Paragraph_20_Font"><text:span text:style-name="T2">y</text:span></text:span> iis, quae . evidenter apparent, in demonstrationis</text:p>
      <text:p text:style-name="P2">alsum assumptis, ex quorum numero et hoc est, spiritum,<text:line-break/>qui in ventriculis cerebri continetur, alterum ex duobus<text:line-break/>esse necessarium est, aut animae ipsus substantiam, autpri-<text:line-break/>mum ejus organum. Sed si primum, cerebrum in fe ipfo<text:line-break/>animae substantiam habere necessarium est, et hanc infi-<text:line-break/>tum- esse calorem, aut spiritum, aut totam ipsius consti-<text:line-break/>tutionis speciem , aut si qua asta -praeter ipfam incorporea<text:line-break/>facultas existit. Caeterum necessarium est hoc primum,<text:line-break/>unum quoddam organum ex praediolis habere ad motum<text:line-break/>subserviens , quum ipfa omnino pati non possit, et mortis<text:line-break/>tempore instante per primorum ipsius organorum laesio-<text:line-break/>nem solvatur. Quare sive constitutio cerebri offendatur,<text:line-break/>sive simul qui in. eo est spiritus,- sive. calor solus, mors<text:line-break/>ex necessitate animalibus contingit. Atqui nec conditu-<text:line-break/>tio brevi aliter offendi potest , quam per calorem im-<text:line-break/>moderatum, quemadmodum est demonstratum; nec ipsa<text:line-break/>esiam hic amplius ^adhuc calor; sed neque quod restat<text:line-break/>adhuc tertium, spiritus videlicet ipse, occasionem aliquam</text:p>
      <text:p text:style-name="P2">habere potest alterius repentinae corruptionis praeter eas,<text:line-break/>quae. antea funt relatae, nimirum substantiae ipsius totius<text:line-break/>evacuationem et immoderatum calorem. At vero in re-<text:line-break/>spirationis cohibitionibus caufam assignare non possumus<text:line-break/>ipsam vacuationem totius substantiae , quemadmodum. in<text:line-break/>volucribus ventriculis cerebri- inflictis habemus. Ressn-<text:line-break/>quitur igitur, quod ob immoderatum calorem vita exce-<text:line-break/>dimus. Atque haec quidem maxima est respirationis uti--<text:line-break/>litas<text:span text:style-name="Default_20_Paragraph_20_Font"><text:span text:style-name="T2">.r</text:span></text:span> Secunda veru est animalis spiritus nutritio. .Prior<text:line-break/>equidem per utrasque respirationis partes contingit., in-<text:line-break/>-spirationem videlicet. et expirationem, altera nimirum<text:line-break/>refrigerante et ventilante, altera fuliginofum diffundente^<text:line-break/>fecunda vero per inspirationem salum accidit. Quod igi-<text:line-break/>tur aliqua aeris pars circa distentionem cordis in ipsum<text:line-break/>cor attrahitur, ut expleat factam evacuationem, id ipsum<text:line-break/>magnitudo distensionis ipsius sufficienter indicat. Quod<text:line-break/>vero etiam ad cerebrum inspirator, in alio opere; est de-<text:line-break/>monstratum ,, in quo de Hippocratis et Platonis dogma-</text:p>
      <text:p text:style-name="P4">tibus disputamus. Porro, quum cor a pulmone aerem ad<text:line-break/>fe partim attrahat, partim que vicinis arteriis transmittat,<text:line-break/>quam ob causam tamen aer, qui expiratur, nihilo pau-<text:line-break/>cior appareat, quam is, qui per inspirationem attractus<text:line-break/>est, dicetur quidem alio loco diffusius; nunc autem hoc<text:line-break/>solum dicere sufficiet, quod vapor quidam omnino expi-<text:line-break/>ratur par copia portioni spiritus in cor et arterias<text:line-break/>transumptae. Qui vero sint corporis affectus, in quibus<text:line-break/>paulo amplior, quam transumptus est, aut paucior, aut<text:line-break/>par expiratur, in libris de difficultate spirationis dicetur.<text:line-break/>Atque haec sane mihi de respirationis utilitate sufficere<text:line-break/>videntur. Quae vero de ipsa ab aliquibus vitiose dicta<text:line-break/>sunt, facile deprehendere poterunt, qui singula, quae hic<text:line-break/>tradita sunt, non obiter nec tanquam aliud agentes per-<text:line-break/>legeri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8:47:00Z</meta:creation-date>
    <dc:date>2023-01-09T09:49:58.566000000</dc:date>
    <meta:editing-cycles>3</meta:editing-cycles>
    <meta:editing-duration>PT3M40S</meta:editing-duration>
    <meta:document-statistic meta:table-count="0" meta:image-count="0" meta:object-count="0" meta:page-count="42" meta:paragraph-count="53" meta:word-count="6078" meta:character-count="41959" meta:non-whitespace-character-count="35929"/>
    <meta:template xlink:type="simple" xlink:actuate="onRequest" xlink:title="" xlink:href="Normal.dotm"/>
  </office:meta>
</office:document-meta>
</file>